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75542" officeooo:paragraph-rsid="00175542"/>
    </style:style>
    <style:style style:name="P3" style:family="paragraph" style:parent-style-name="Title">
      <style:text-properties officeooo:rsid="000bc6a3" officeooo:paragraph-rsid="000bc6a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月語</text:p>
      <text:p text:style-name="P1"/>
      <text:p text:style-name="P1">霞紅落盡浪千里</text:p>
      <text:p text:style-name="P1">鳥兒飛去牽絲雨</text:p>
      <text:p text:style-name="P1">若是月兒藏手裡</text:p>
      <text:p text:style-name="P1">千年佳釀千年語</text:p>
      <text:p text:style-name="P1">頭枕星辰臥聽曲</text:p>
      <text:p text:style-name="P1">朝陽夕陽皆予你</text:p>
      <text:p text:style-name="P1"/>
      <text:p text:style-name="P1">——</text:p>
      <text:p text:style-name="P2">2021.12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03T13:49:28.059258189</dc:date>
    <meta:editing-duration>PT19M1S</meta:editing-duration>
    <meta:editing-cycles>15</meta:editing-cycles>
    <meta:document-statistic meta:table-count="0" meta:image-count="0" meta:object-count="0" meta:page-count="1" meta:paragraph-count="9" meta:word-count="45" meta:character-count="55" meta:non-whitespace-character-count="55"/>
  </office:meta>
</office:document-meta>
</file>